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d776" officeooo:paragraph-rsid="001f0c3b"/>
    </style:style>
    <style:style style:name="P2" style:family="paragraph" style:parent-style-name="Standard">
      <style:text-properties officeooo:rsid="001f0c3b" officeooo:paragraph-rsid="001f0c3b"/>
    </style:style>
    <style:style style:name="P3" style:family="paragraph" style:parent-style-name="Standard">
      <style:text-properties officeooo:rsid="001dd776" officeooo:paragraph-rsid="001f0c3b"/>
    </style:style>
    <style:style style:name="P4" style:family="paragraph" style:parent-style-name="Standard">
      <style:text-properties officeooo:rsid="001dd776" officeooo:paragraph-rsid="001dd776"/>
    </style:style>
    <style:style style:name="T1" style:family="text">
      <style:text-properties officeooo:rsid="001f0c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s: </text:p>
      <text:p text:style-name="P1">- <text:span text:style-name="T1">Carry a patient in a lying position through the scanner(2m height, 1m width).</text:span></text:p>
      <text:p text:style-name="P1">- <text:span text:style-name="T1">the height and the translation must be controlled with a remote.</text:span></text:p>
      <text:p text:style-name="P2">-the patient must be attached to the table to reduce perturbations.</text:p>
      <text:p text:style-name="P4">-<text:span text:style-name="T1">the table must be compatible with the scann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8:23:34.264000000</meta:creation-date>
    <dc:date>2018-10-17T18:24:55.314000000</dc:date>
    <meta:editing-duration>PT1M21S</meta:editing-duration>
    <meta:editing-cycles>1</meta:editing-cycles>
    <meta:document-statistic meta:table-count="0" meta:image-count="0" meta:object-count="0" meta:page-count="1" meta:paragraph-count="5" meta:word-count="46" meta:character-count="264" meta:non-whitespace-character-count="222"/>
    <meta:generator>LibreOffice/5.4.6.2$Windows_X86_64 LibreOffice_project/4014ce260a04f1026ba855d3b8d91541c224eab8</meta:generator>
  </office:meta>
</office:document-meta>
</file>